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8555in"/>
    </style:style>
    <style:style style:name="TableColumn8" style:family="table-column">
      <style:table-column-properties style:column-width="2.47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999999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ableRow33" style:family="table-row">
      <style:table-row-properties/>
    </style:style>
    <style:style style:name="TableCell34" style:family="table-cell">
      <style:table-cell-properties fo:border="0.0069in solid #999999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36" style:family="table-cell">
      <style:table-cell-properties fo:border="0.0069in solid #999999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in customers</text:span><text:span text:style-name="T18">]&gt;&gt;&lt;&lt;[</text:span><text:span text:style-name="T19">Customer</text:span><text:span text:style-name="T20">Name</text:span><text:span text:style-name="T21">]&gt;&gt;</text:span></text:p>
                </table:table-cell>
                <table:table-cell table:style-name="TableCell22">
                  <text:p text:style-name="P23"><text:span text:style-name="T24">&lt;&lt;[</text:span><text:span text:style-name="T25">Order</text:span><text:span text:style-name="T26">.</text:span><text:span text:style-name="T27">Sum</text:span><text:span text:style-name="T28">(</text:span></text:p>
                  <text:p text:style-name="P29"><text:span text:style-name="T30"><text:s text:c="2"/>c =&gt; c.</text:span><text:span text:style-name="T31">Price</text:span><text:span text:style-name="T32">)]&gt;&gt;&lt;&lt;/foreach&gt;&gt;</text:span></text:p>
                </table:table-cell>
              </table:table-row>
              <table:table-row table:style-name="TableRow33">
                <table:table-cell table:style-name="TableCell34">
                  <text:p text:style-name="P35">Total:</text:p>
                </table:table-cell>
                <table:table-cell table:style-name="TableCell36">
                  <text:p text:style-name="P37"><text:span text:style-name="T38">&lt;&lt;[</text:span><text:span text:style-name="T39">Sum</text:span><text:span text:style-name="T40">(</text:span></text:p>
                  <text:p text:style-name="P41"><text:span text:style-name="T42"><text:s text:c="2"/>m =&gt; m.</text:span><text:span text:style-name="T43">Order</text:span><text:span text:style-name="T44">.</text:span><text:span text:style-name="T45">Sum</text:span><text:span text:style-name="T46">(</text:span></text:p>
                  <text:p text:style-name="P47"><text:span text:style-name="T48"><text:s text:c="4"/>c =&gt; c.</text:span><text:span text:style-name="T49">Price</text:span><text:span text:style-name="T50">))]&gt;&gt;</text:span></text:p>
                </table:table-cell>
              </table:table-row>
            </table:table>
            <text:p text:style-name="P51"/>
            <text:p text:style-name="P5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3:00Z</meta:creation-date>
    <dc:date>2015-12-14T07:03:00Z</dc:date>
    <meta:template xlink:href="Normal" xlink:type="simple"/>
    <meta:editing-cycles>2</meta:editing-cycles>
    <meta:editing-duration>PT60S</meta:editing-duration>
    <meta:document-statistic meta:page-count="1" meta:paragraph-count="1" meta:word-count="26" meta:character-count="175" meta:row-count="1" meta:non-whitespace-character-count="150"/>
  </office:meta>
</office:document-meta>
</file>